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 table:number-rows-repeated="104838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K153:peru.K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3:33:09.777913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6T13:38:12.975793239</dc:date>
    <dc:creator>Jesus Castagnetto</dc:creator>
    <meta:editing-duration>PT5H45M32S</meta:editing-duration>
    <meta:editing-cycles>21</meta:editing-cycles>
    <meta:generator>LibreOffice/6.3.5.2$Linux_X86_64 LibreOffice_project/30$Build-2</meta:generator>
    <meta:document-statistic meta:table-count="1" meta:cell-count="1303" meta:object-count="0"/>
  </office:meta>
</office:document-meta>
</file>